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jdgxs"/>Declaração do Problema</text:p>
      <text:p text:style-name="Standard"><text:span text:style-name="T1">O problema </text:span>da dificuldade de fazer a organização de pedidos afeta tanto o cliente como o administrador do estabelecimento <text:s/>devido reclamações de clientes, devido atraso na preparação dos produtos, <text:s/>resultando em perda de clientes.</text:p>
      <text:p text:style-name="Standard"/>
      <text:p text:style-name="Standard"><text:bookmark text:name="_30j0zll"/><text:span text:style-name="T1">Os benefícios </text:span>deste novo Sistema <text:span text:style-name="T2">TPZ System</text:span> são:</text:p>
      <text:list xml:id="list3876508510" text:style-name="WWNum1">
        <text:list-item>
          <text:p text:style-name="P1">Agilizar o processo de preparação de pedidos dos clientes.</text:p>
        </text:list-item>
        <text:list-item>
          <text:p text:style-name="P1">Facilidade do cliente em realizar pedidos online.</text:p>
        </text:list-item>
        <text:list-item>
          <text:p text:style-name="P1">Elevar o nome do estabelecimento, assim trazendo mais clientes.</text:p>
        </text:list-item>
        <text:list-item>
          <text:p text:style-name="P1">Facilidade para o administrador receber os pedi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1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81" meta:character-count="525" meta:non-whitespace-character-count="453"/>
    <meta:generator>LibreOfficeDev/6.0.5.2$Linux_X86_64 LibreOffice_project/</meta:generator>
  </office:meta>
</office:document-meta>
</file>